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20FFD8DEDFAFE234.png" manifest:media-type="image/png"/>
  <manifest:file-entry manifest:full-path="Pictures/1000000100000175000001EA00ABC87CF9687410.png" manifest:media-type="image/png"/>
  <manifest:file-entry manifest:full-path="Pictures/10000001000004A90000026B4F2561F149F4B9C7.png" manifest:media-type="image/png"/>
  <manifest:file-entry manifest:full-path="Pictures/1000000100000175000001EA562A862C3233CDD0.png" manifest:media-type="image/png"/>
  <manifest:file-entry manifest:full-path="Pictures/10000001000002D2000002FB51B88620A3D28EE8.png" manifest:media-type="image/png"/>
  <manifest:file-entry manifest:full-path="Pictures/1000000100000175000001EAA1B2DA21A070AA89.png" manifest:media-type="image/png"/>
  <manifest:file-entry manifest:full-path="Pictures/10000001000001C600000209D255F06A424F4B47.png" manifest:media-type="image/png"/>
  <manifest:file-entry manifest:full-path="Pictures/100000010000078000000438826D4C8F0A95699F.png" manifest:media-type="image/png"/>
  <manifest:file-entry manifest:full-path="Pictures/10000001000001710000016E551FDC66B47AC3D5.png" manifest:media-type="image/png"/>
  <manifest:file-entry manifest:full-path="Pictures/10000001000003760000025B5376736C696EFB3C.png" manifest:media-type="image/png"/>
  <manifest:file-entry manifest:full-path="Pictures/10000001000001000000010010C9386AACAD9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10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margin-left="0cm" fo:margin-right="0cm" fo:margin-top="0cm" fo:margin-bottom="0cm" fo:line-height="115%" fo:text-indent="0cm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5" style:family="paragraph">
      <style:paragraph-properties fo:text-align="center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178cm" svg:height="5.365cm" svg:x="6.911cm" svg:y="5.09cm">
          <draw:text-box>
            <text:p text:style-name="P8"><text:span text:style-name="T4"><text:s/></text:span><text:span text:style-name="T4">函式＆競賽簡介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2">$</text:span></text:p>
          </draw:text-box>
        </draw:frame>
        <draw:frame draw:style-name="gr9" draw:text-style-name="P12" draw:layer="layout" svg:width="26.305cm" svg:height="8.091cm" svg:x="1.004cm" svg:y="3.28cm">
          <draw:text-box>
            <text:p text:style-name="P11"><text:span text:style-name="T5">變數作用域是</text:span><text:span text:style-name="T5">APCS</text:span><text:span text:style-name="T5">的常見考題之一</text:span></text:p>
            <text:p text:style-name="P11"><text:span text:style-name="T5">只要把握一個原則就可以解決這種問題</text:span></text:p>
            <text:p text:style-name="P11"><text:span text:style-name="T5"/></text:p>
            <text:p text:style-name="P11"><text:span text:style-name="T6">找向上最近區塊的變數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ㄧ</text:span><text:span text:style-name="T2">$</text:span></text:p>
          </draw:text-box>
        </draw:frame>
        <draw:frame draw:style-name="gr6" draw:text-style-name="P6" draw:layer="layout" svg:width="9.762cm" svg:height="9.683cm" svg:x="2cm" svg:y="3cm">
          <draw:image xlink:href="Pictures/10000001000001710000016E551FDC66B47AC3D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ㄧ</text:span><text:span text:style-name="T2">$</text:span></text:p>
          </draw:text-box>
        </draw:frame>
        <draw:frame draw:style-name="gr6" draw:text-style-name="P6" draw:layer="layout" svg:width="16.268cm" svg:height="11.071cm" svg:x="2cm" svg:y="3cm">
          <draw:image xlink:href="Pictures/10000001000003760000025B5376736C696EFB3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二</text:span><text:span text:style-name="T2">$</text:span></text:p>
          </draw:text-box>
        </draw:frame>
        <draw:frame draw:style-name="gr6" draw:text-style-name="P6" draw:layer="layout" svg:width="9cm" svg:height="10.32cm" svg:x="2cm" svg:y="3cm">
          <draw:image xlink:href="Pictures/10000001000001C600000209D255F06A424F4B4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二</text:span><text:span text:style-name="T2">$</text:span></text:p>
          </draw:text-box>
        </draw:frame>
        <draw:frame draw:style-name="gr6" draw:text-style-name="P6" draw:layer="layout" svg:width="10.696cm" svg:height="11.304cm" svg:x="2cm" svg:y="3cm">
          <draw:image xlink:href="Pictures/10000001000002D2000002FB51B88620A3D28EE8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三</text:span><text:span text:style-name="T2">$</text:span></text:p>
          </draw:text-box>
        </draw:frame>
        <draw:frame draw:style-name="gr6" draw:text-style-name="P6" draw:layer="layout" svg:width="9cm" svg:height="11.81cm" svg:x="2cm" svg:y="3cm">
          <draw:image xlink:href="Pictures/1000000100000175000001EA562A862C3233CDD0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三</text:span><text:span text:style-name="T2">$</text:span></text:p>
          </draw:text-box>
        </draw:frame>
        <draw:frame draw:style-name="gr6" draw:text-style-name="P6" draw:layer="layout" svg:width="9cm" svg:height="11.82cm" svg:x="2cm" svg:y="3cm">
          <draw:image xlink:href="Pictures/1000000100000175000001EA00ABC87CF9687410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3">/</text:span><text:span text:style-name="T3">範例三</text:span><text:span text:style-name="T2">$</text:span></text:p>
          </draw:text-box>
        </draw:frame>
        <draw:frame draw:style-name="gr6" draw:text-style-name="P6" draw:layer="layout" svg:width="9cm" svg:height="11.82cm" svg:x="2cm" svg:y="3cm">
          <draw:image xlink:href="Pictures/1000000100000175000001EAA1B2DA21A070AA89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2">$</text:span></text:p>
          </draw:text-box>
        </draw:frame>
        <draw:frame draw:style-name="gr6" draw:text-style-name="P6" draw:layer="layout" svg:width="20cm" svg:height="11.24cm" svg:x="0.5cm" svg:y="3cm">
          <draw:image xlink:href="Pictures/100000010000078000000438826D4C8F0A95699F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變數作用域</text:span><text:span text:style-name="T2">$</text:span></text:p>
          </draw:text-box>
        </draw:frame>
        <draw:frame draw:style-name="gr6" draw:text-style-name="P6" draw:layer="layout" svg:width="20cm" svg:height="11.24cm" svg:x="0.5cm" svg:y="3cm">
          <draw:image xlink:href="Pictures/10000001000007800000043820FFD8DEDFAFE234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競賽概論</text:span><text:span text:style-name="T2">:</text:span><text:span text:style-name="T3">~</text:span><text:span text:style-name="T2">$</text:span></text:p>
          </draw:text-box>
        </draw:frame>
        <draw:frame draw:style-name="gr9" draw:text-style-name="P14" draw:layer="layout" svg:width="26.305cm" svg:height="8.091cm" svg:x="1.004cm" svg:y="3.28cm">
          <draw:text-box>
            <text:p text:style-name="P11"><text:span text:style-name="T5">我們終於完成所有語法課程了 </text:span><text:span text:style-name="T5">:D</text:span></text:p>
            <text:p text:style-name="P11"><text:span text:style-name="T5"/></text:p>
            <text:p text:style-name="P11"><text:span text:style-name="T5">明天到下一次社課前就會開放社內賽，這次的社內賽是偏競程向的</text:span></text:p>
            <text:p text:style-name="P11"><text:span text:style-name="T5">所以這裡介紹一些競程的賽制以及寫題技巧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競賽概論</text:span><text:span text:style-name="T2">:</text:span><text:span text:style-name="T3">~</text:span><text:span text:style-name="T3">賽制說明</text:span><text:span text:style-name="T3">/IOI</text:span><text:span text:style-name="T2">$</text:span></text:p>
          </draw:text-box>
        </draw:frame>
        <draw:frame draw:style-name="gr9" draw:text-style-name="P14" draw:layer="layout" svg:width="26.305cm" svg:height="8.091cm" svg:x="1.004cm" svg:y="3.28cm">
          <draw:text-box>
            <text:p text:style-name="P11"><text:span text:style-name="T5">本次的賽制是</text:span><text:span text:style-name="T5">IOI</text:span><text:span text:style-name="T5">制：有以下的特色</text:span></text:p>
            <text:p text:style-name="P11"><text:span text:style-name="T5"/></text:p>
            <text:p text:style-name="P11"><text:span text:style-name="T5">- </text:span><text:span text:style-name="T5">有部份分數</text:span></text:p>
            <text:p text:style-name="P11"><text:span text:style-name="T5">- </text:span><text:span text:style-name="T5">沒有罰時</text:span></text:p>
            <text:p text:style-name="P11"><text:span text:style-name="T5">- </text:span><text:span text:style-name="T5">即時反饋</text:span></text:p>
            <text:p text:style-name="P11"><text:span text:style-name="T5"/></text:p>
            <text:p text:style-name="P11"><text:span text:style-name="T5">例：市賽、全國賽（多為高中端）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競賽概論</text:span><text:span text:style-name="T2">:</text:span><text:span text:style-name="T3">~</text:span><text:span text:style-name="T3">賽制說明</text:span><text:span text:style-name="T3">/ICPC</text:span><text:span text:style-name="T2">$</text:span></text:p>
          </draw:text-box>
        </draw:frame>
        <draw:frame draw:style-name="gr9" draw:text-style-name="P14" draw:layer="layout" svg:width="26.305cm" svg:height="8.091cm" svg:x="1.004cm" svg:y="3.28cm">
          <draw:text-box>
            <text:p text:style-name="P11"><text:span text:style-name="T5">另外有兩個主要的賽制為</text:span><text:span text:style-name="T5">ICPC</text:span><text:span text:style-name="T5">制和</text:span><text:span text:style-name="T5">OI</text:span><text:span text:style-name="T5">制</text:span></text:p>
            <text:p text:style-name="P11"><text:span text:style-name="T5">ICPC</text:span><text:span text:style-name="T5">：</text:span></text:p>
            <text:p text:style-name="P11"><text:span text:style-name="T5">- </text:span><text:span text:style-name="T5">沒有部份分數</text:span></text:p>
            <text:p text:style-name="P11"><text:span text:style-name="T5">- </text:span><text:span text:style-name="T5">有罰時</text:span></text:p>
            <text:p text:style-name="P11"><text:span text:style-name="T5">- </text:span><text:span text:style-name="T5">即時反饋</text:span></text:p>
            <text:p text:style-name="P11"><text:span text:style-name="T5"/></text:p>
            <text:p text:style-name="P11"><text:span text:style-name="T5">例：</text:span><text:span text:style-name="T5">ICPC</text:span><text:span text:style-name="T5">、</text:span><text:span text:style-name="T5">codeforces</text:span><text:span text:style-name="T5">（多為大學端比賽）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競賽概論</text:span><text:span text:style-name="T2">:</text:span><text:span text:style-name="T3">~</text:span><text:span text:style-name="T3">賽制說明</text:span><text:span text:style-name="T3">/OI</text:span><text:span text:style-name="T2">$</text:span></text:p>
          </draw:text-box>
        </draw:frame>
        <draw:frame draw:style-name="gr9" draw:text-style-name="P14" draw:layer="layout" svg:width="26.305cm" svg:height="8.091cm" svg:x="1.004cm" svg:y="3.28cm">
          <draw:text-box>
            <text:p text:style-name="P11"><text:span text:style-name="T5">OI</text:span><text:span text:style-name="T5">：</text:span></text:p>
            <text:p text:style-name="P11"><text:span text:style-name="T5">- </text:span><text:span text:style-name="T5">有部份分數</text:span></text:p>
            <text:p text:style-name="P11"><text:span text:style-name="T5">- </text:span><text:span text:style-name="T5">沒有罰時</text:span></text:p>
            <text:p text:style-name="P11"><text:span text:style-name="T5">- </text:span><text:span text:style-name="T5">非即時反饋</text:span></text:p>
            <text:p text:style-name="P11"><text:span text:style-name="T5"/></text:p>
            <text:p text:style-name="P11"><text:span text:style-name="T5">例：</text:span><text:span text:style-name="T5">APCS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競賽概論</text:span><text:span text:style-name="T2">:</text:span><text:span text:style-name="T3">~</text:span><text:span text:style-name="T3">寫題技巧</text:span><text:span text:style-name="T2">$</text:span></text:p>
          </draw:text-box>
        </draw:frame>
        <draw:frame draw:style-name="gr9" draw:text-style-name="P14" draw:layer="layout" svg:width="26.305cm" svg:height="8.091cm" svg:x="1.004cm" svg:y="3.28cm">
          <draw:text-box>
            <text:p text:style-name="P11"><text:span text:style-name="T5">不一定要全部寫完，子任務的分數總和也是相當可觀</text:span></text:p>
            <text:p text:style-name="P11"><text:span text:style-name="T5"/></text:p>
          </draw:text-box>
        </draw:frame>
        <draw:frame draw:style-name="gr10" draw:text-style-name="P15" draw:layer="layout" svg:width="19.353cm" svg:height="10.041cm" svg:x="1.27cm" svg:y="5.199cm">
          <draw:image xlink:href="Pictures/10000001000004A90000026B4F2561F149F4B9C7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4H56M</meta:editing-duration>
    <meta:editing-cycles>49</meta:editing-cycles>
    <meta:generator>LibreOffice/7.3.7.2$Linux_X86_64 LibreOffice_project/30$Build-2</meta:generator>
    <dc:title>terminal</dc:title>
    <dc:date>2022-12-23T02:53:23.185474075</dc:date>
    <meta:document-statistic meta:object-count="157"/>
  </office:meta>
</office:document-meta>
</file>